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7b5f" officeooo:paragraph-rsid="00007b5f"/>
    </style:style>
    <style:style style:name="P2" style:family="paragraph" style:parent-style-name="Standard">
      <style:text-properties fo:language="fr" fo:country="FR" officeooo:rsid="00007b5f" officeooo:paragraph-rsid="0008cd41"/>
    </style:style>
    <style:style style:name="P3" style:family="paragraph" style:parent-style-name="Standard">
      <style:text-properties fo:language="fr" fo:country="FR" officeooo:rsid="000198bf" officeooo:paragraph-rsid="000198bf"/>
    </style:style>
    <style:style style:name="P4" style:family="paragraph" style:parent-style-name="Standard">
      <style:text-properties fo:language="fr" fo:country="FR" officeooo:rsid="000198bf" officeooo:paragraph-rsid="0008cd41"/>
    </style:style>
    <style:style style:name="P5" style:family="paragraph" style:parent-style-name="Standard">
      <style:text-properties fo:language="fr" fo:country="FR" officeooo:rsid="00039086" officeooo:paragraph-rsid="00039086"/>
    </style:style>
    <style:style style:name="P6" style:family="paragraph" style:parent-style-name="Standard">
      <style:text-properties fo:language="fr" fo:country="FR" officeooo:rsid="00039086" officeooo:paragraph-rsid="0008cd41"/>
    </style:style>
    <style:style style:name="P7" style:family="paragraph" style:parent-style-name="Standard">
      <style:text-properties fo:language="fr" fo:country="FR" fo:font-weight="bold" officeooo:rsid="00039086" officeooo:paragraph-rsid="00039086" style:font-weight-asian="bold" style:font-weight-complex="bold"/>
    </style:style>
    <style:style style:name="P8" style:family="paragraph" style:parent-style-name="Standard">
      <style:text-properties fo:language="fr" fo:country="FR" officeooo:rsid="0004d767" officeooo:paragraph-rsid="0004d767"/>
    </style:style>
    <style:style style:name="P9" style:family="paragraph" style:parent-style-name="Standard">
      <style:text-properties fo:language="fr" fo:country="FR" officeooo:rsid="0004d767" officeooo:paragraph-rsid="0008cd41"/>
    </style:style>
    <style:style style:name="P10" style:family="paragraph" style:parent-style-name="Standard">
      <style:text-properties fo:language="fr" fo:country="FR" officeooo:rsid="0006c8fd" officeooo:paragraph-rsid="0006c8fd"/>
    </style:style>
    <style:style style:name="P11" style:family="paragraph" style:parent-style-name="Standard">
      <style:text-properties fo:language="fr" fo:country="FR" officeooo:rsid="0007d480" officeooo:paragraph-rsid="0007d480"/>
    </style:style>
    <style:style style:name="P12" style:family="paragraph" style:parent-style-name="Standard">
      <style:text-properties fo:language="fr" fo:country="FR" officeooo:rsid="0007d480" officeooo:paragraph-rsid="0008cd41"/>
    </style:style>
    <style:style style:name="P13" style:family="paragraph" style:parent-style-name="Standard">
      <style:text-properties fo:language="fr" fo:country="FR" officeooo:rsid="0008cd41" officeooo:paragraph-rsid="0008cd41"/>
    </style:style>
    <style:style style:name="P14" style:family="paragraph" style:parent-style-name="Standard">
      <style:text-properties fo:language="fr" fo:country="FR" officeooo:rsid="000a845a" officeooo:paragraph-rsid="000a845a"/>
    </style:style>
    <style:style style:name="P15" style:family="paragraph" style:parent-style-name="Standard">
      <style:text-properties fo:language="fr" fo:country="FR" officeooo:rsid="000c64e4" officeooo:paragraph-rsid="000c64e4"/>
    </style:style>
    <style:style style:name="P16" style:family="paragraph" style:parent-style-name="Standard">
      <style:text-properties fo:language="fr" fo:country="FR" officeooo:rsid="000d583a" officeooo:paragraph-rsid="000d583a"/>
    </style:style>
    <style:style style:name="P17" style:family="paragraph" style:parent-style-name="Standard">
      <style:text-properties fo:language="fr" fo:country="FR" officeooo:rsid="000eb3eb" officeooo:paragraph-rsid="000eb3eb"/>
    </style:style>
    <style:style style:name="P18" style:family="paragraph" style:parent-style-name="Standard">
      <style:text-properties fo:language="fr" fo:country="FR" fo:font-weight="normal" officeooo:rsid="000eb3eb" officeooo:paragraph-rsid="000eb3eb" style:font-weight-asian="normal" style:font-weight-complex="normal"/>
    </style:style>
    <style:style style:name="P19" style:family="paragraph" style:parent-style-name="Standard">
      <style:text-properties fo:language="fr" fo:country="FR" fo:font-weight="normal" officeooo:rsid="00109dba" officeooo:paragraph-rsid="00109dba" style:font-weight-asian="normal" style:font-weight-complex="normal"/>
    </style:style>
    <style:style style:name="P20" style:family="paragraph" style:parent-style-name="Standard">
      <style:text-properties officeooo:paragraph-rsid="0006c8fd"/>
    </style:style>
    <style:style style:name="T1" style:family="text">
      <style:text-properties officeooo:rsid="00039086"/>
    </style:style>
    <style:style style:name="T2" style:family="text">
      <style:text-properties officeooo:rsid="0004d767"/>
    </style:style>
    <style:style style:name="T3" style:family="text">
      <style:text-properties officeooo:rsid="0006c8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cd41" style:font-weight-asian="normal" style:font-weight-complex="normal"/>
    </style:style>
    <style:style style:name="T7" style:family="text">
      <style:text-properties fo:font-weight="normal" officeooo:rsid="000eb3eb" style:font-weight-asian="normal" style:font-weight-complex="normal"/>
    </style:style>
    <style:style style:name="T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language="fr" fo:country="FR" fo:font-weight="normal" officeooo:rsid="0006c8fd" style:font-weight-asian="normal" style:font-weight-complex="normal"/>
    </style:style>
    <style:style style:name="T11" style:family="text">
      <style:text-properties fo:language="fr" fo:country="FR" fo:font-weight="bold" officeooo:rsid="0006c8f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7 : </text:p>
      <text:p text:style-name="P2">Si le client 2 s’est connecté en premier et que le traitement de ses requêtes prend un temps considérables</text:p>
      <text:p text:style-name="P1"/>
      <text:p text:style-name="P1">passer à un serveur concurrent, traiter plusieurs clients simultanément</text:p>
      <text:p text:style-name="P1"/>
      <text:p text:style-name="P2">58 : </text:p>
      <text:p text:style-name="P2">Déléguer les communications avec ce client à un processus fils ou un thread (via fork)</text:p>
      <text:p text:style-name="P1">Pour toutes socket ouvert coté parent, doit être ouvert coté fils.<text:line-break/>Quand on utilise pas un descripteur de fichier, il faut fermer ce descripteur.</text:p>
      <text:p text:style-name="P1">A la fin de la communication avec le client (avec le fils) on ferme le socket du fils.<text:line-break/>Ne pas inclure le nommage (bind) et le listen dans la boucle (while).</text:p>
      <text:p text:style-name="P1"/>
      <text:p text:style-name="P2">59 : </text:p>
      <text:p text:style-name="P2">En UDP on peut délégué le traitement de la requête à un processus fils, ce processus fils renvoie une réponse.</text:p>
      <text:p text:style-name="P1">Parallélisme au niveau de la requête et pas du client.</text:p>
      <text:p text:style-name="P1">Pas de gestion de l’historique avec un client (enfin possible mais trop difficile).</text:p>
      <text:p text:style-name="P3">Il faut une seconde boucle dans le processus fils pour traiter les messages de son client.</text:p>
      <text:p text:style-name="P1"/>
      <text:p text:style-name="P2">60 : </text:p>
      <text:p text:style-name="P2">Reproduire le fonctionnement de TCP<text:line-break/></text:p>
      <text:p text:style-name="P4">61 : </text:p>
      <text:p text:style-name="P4">Traitement d’images → long → serveur TCP concurrent</text:p>
      <text:p text:style-name="P3">UDP n’est pas fiable.</text:p>
      <text:p text:style-name="P3">Les échanges en UDP sont moins coûteux qu’en TCP.<text:line-break/>TCP ajoute des contrôles dans l’entête des fichiers.</text:p>
      <text:p text:style-name="P3">SI le temps de gestion des requêtes</text:p>
      <text:p text:style-name="P3">Réfléchi<text:span text:style-name="T1">r</text:span> à la bonne solution si « requêtes dépendantes et traitement court »</text:p>
      <text:p text:style-name="P3"/>
      <text:p text:style-name="P5">Gérer l’ensemble des clients simultanément :</text:p>
      <text:p text:style-name="P5"/>
      <text:p text:style-name="P7">Multiplexage des entrées/sorties</text:p>
      <text:p text:style-name="P5"/>
      <text:p text:style-name="P6">63 : </text:p>
      <text:p text:style-name="P6"><text:span text:style-name="T2">Un seul processus serveur et un seul fil d’exécution</text:span></text:p>
      <text:p text:style-name="P8">Attendre qu’un événement se produise sur au moins l’un d’un descripteurs de fichier ouverts.</text:p>
      <text:p text:style-name="P8"/>
      <text:p text:style-name="P8">64 : </text:p>
      <text:p text:style-name="P8"/>
      <text:p text:style-name="P9">65 :</text:p>
      <text:p text:style-name="P9"><text:span text:style-name="T3">Observer ce qu’il se passe en écriture.<text:line-break/>Scruter les éléments définis (bloquer sur l’ensemble des sockets en même temps)</text:span></text:p>
      <text:p text:style-name="P10">Sur l’ensemble des sockets, je vais vérifier si il s’est produit quelque chose (un message qui arrive).<text:line-break/>Je vais pouvoir faire appel à <text:span text:style-name="T8">recv</text:span><text:span text:style-name="T9"> </text:span>et ne pas bloquer.</text:p>
      <text:p text:style-name="P10"/>
      <text:p text:style-name="P10">66 : <text:span text:style-name="T4">fd_set </text:span><text:span text:style-name="T5">:<text:line-break/>indice → valeur du descritpeur<text:line-break/>valeur → à prendre en scrutation ou pas (booléen)</text:span></text:p>
      <text:p text:style-name="P20"><text:span text:style-name="T10">La traille d’un ensemble fd_set est défini par la constante </text:span><text:span text:style-name="T11">FD_SETSIZE</text:span></text:p>
      <text:p text:style-name="P10"><text:span text:style-name="T5"/></text:p>
      <text:p text:style-name="P11"><text:span text:style-name="T5">Scruter = écouter les descripteurs (attendre qu’ils reçoivent un message ou autre)</text:span></text:p>
      <text:p text:style-name="P11"><text:span text:style-name="T5"/></text:p>
      <text:p text:style-name="P12"><text:span text:style-name="T5">67 : </text:span></text:p>
      <text:p text:style-name="P12"><text:span text:style-name="T5">void FD_ZERO(fd_set *set) ; → initialise à faux les éléments de l’ensemble pointé par set.</text:span></text:p>
      <text:p text:style-name="P11"><text:span text:style-name="T5">void FD_SET(int desc, fd_set *set) ; → Ajoute le descripteur desc à la liste des descripteurs de *set à scruter, i.e. positionne l’élément à l’indice desc à vrai.</text:span></text:p>
      <text:p text:style-name="P11"><text:span text:style-name="T5"/></text:p>
      <text:p text:style-name="P12"><text:span text:style-name="T6">68 : </text:span></text:p>
      <text:p text:style-name="P12"><text:span text:style-name="T5">int FD_ISSET(int desc, fd_set *set) ; → Teste si le descripteur desc est dans la liste des descripteurs de *set à scruter ou scrutés, i.e. l’élément à l’indice desc est vrai.</text:span></text:p>
      <text:p text:style-name="P13"><text:span text:style-name="T5">int FD_ CLR(int desc, fd_set *set) ; → Supprime le descripteur desc de la liste des descripteurs de *set à scruter, i.e. positionne l’élément à l’indice desc à faux.</text:span></text:p>
      <text:p text:style-name="P13"><text:span text:style-name="T5"/></text:p>
      <text:p text:style-name="P13"><text:span text:style-name="T5">69 : </text:span><text:span text:style-name="T4">Scruter des événements</text:span></text:p>
      <text:p text:style-name="P13"><text:span text:style-name="T5">fonction « select »</text:span></text:p>
      <text:p text:style-name="P13"><text:span text:style-name="T5"/></text:p>
      <text:p text:style-name="P13"><text:span text:style-name="T5">70 : </text:span><text:span text:style-name="T4">Scruter des événements - suite</text:span></text:p>
      <text:p text:style-name="P13"><text:span text:style-name="T5">délai d’attente : struct timeval</text:span></text:p>
      <text:p text:style-name="P13"><text:span text:style-name="T5">Valeur de retour de « select » : (nombre de descripteurs scrutés)</text:span></text:p>
      <text:p text:style-name="P13"><text:span text:style-name="T5">0 → temps d’attente écoulé sans occurrence d’un événement<text:line-break/>-1 → en cas d’erreur<text:line-break/><text:line-break/></text:span><text:span text:style-name="T4">0 0 0 0 0 0 0 0 1 0 <text:s/>1 <text:s text:c="2"/>0 <text:s/>. . .</text:span></text:p>
      <text:p text:style-name="P13"><text:span text:style-name="T4">0 1 2 3 4 5 6 7 8 9 10 11 . . .</text:span></text:p>
      <text:p text:style-name="P13"><text:span text:style-name="T5"/></text:p>
      <text:p text:style-name="P14"><text:span text:style-name="T5">On modifie avec « select » l’ensemble de descripteurs de fichiers car 10 à reçu un message donc 8 passe à 0.<text:line-break/>Premier paramètre de select : int nb desc,// descripteur max `a scruter +1</text:span></text:p>
      <text:p text:style-name="P14"><text:span text:style-name="T5"/></text:p>
      <text:p text:style-name="P15"><text:span text:style-name="T5">72 : </text:span><text:span text:style-name="T4">Exemple d’un serveur – multiplexage</text:span></text:p>
      <text:p text:style-name="P15"><text:span text:style-name="T5">set : ensemble de descripteur à prêt</text:span></text:p>
      <text:p text:style-name="P15"><text:span text:style-name="T5">la limite du tableau est la valeur max des descripteurs (là c’est dS)</text:span></text:p>
      <text:p text:style-name="P15"><text:span text:style-name="T5">accept est une opération bloquante (état initial, opération de lecture)</text:span></text:p>
      <text:p text:style-name="P15"><text:span text:style-name="T5">Mais on bloquera sur autre chose (pour écouter)</text:span></text:p>
      <text:p text:style-name="P15"><text:span text:style-name="T5">settmp = set → copie, car select va modifier l’ensemble set (donc on la sauvegarde)</text:span></text:p>
      <text:p text:style-name="P15"><text:span text:style-name="T5">On va bloquer sur le select, jusqu’à recevoir une demande de </text:span><text:span text:style-name="T7">connexion.</text:span><text:span text:style-name="T5"><text:line-break/>Une fois la demande reçu on est réveillé.</text:span></text:p>
      <text:p text:style-name="P15"><text:span text:style-name="T5">La boucle for permet de parcourir l’ensemble du tableau (settmp)</text:span></text:p>
      <text:p text:style-name="P15"><text:span text:style-name="T5">Il faut tester la valeur de <text:s/>retour du select.</text:span></text:p>
      <text:p text:style-name="P15"><text:span text:style-name="T5">On va </text:span><text:span text:style-name="T7">parcourir</text:span><text:span text:style-name="T5"> le ta bleau mis à jour pas select.<text:line-break/>On va voir chaque case pour voir si le descripteur est prêt ou pas. (à la première itération on aura qu’une socket)</text:span></text:p>
      <text:p text:style-name="P15"><text:span text:style-name="T5">Dans ce cas : df == dS</text:span></text:p>
      <text:p text:style-name="P16"><text:span text:style-name="T5">Donc on peut </text:span><text:span text:style-name="T7">exécuter</text:span><text:span text:style-name="T5"> accept sur dS</text:span></text:p>
      <text:p text:style-name="P16"><text:span text:style-name="T5">Maintenant on a une nouvelle socket (il faut aussi la scruter, donc la rajouter à l’ensemble set avec FD_SET)</text:span></text:p>
      <text:p text:style-name="P16"><text:span text:style-name="T5">On met à jour la taille de l’ensemble</text:span></text:p>
      <text:p text:style-name="P16"><text:span text:style-name="T5">continue → permet de passer au descripteur suivant</text:span></text:p>
      <text:p text:style-name="P16"><text:span text:style-name="T5">2 sockets à écouter</text:span></text:p>
      <text:p text:style-name="P16"><text:span text:style-name="T5">On revient au while(1)</text:span></text:p>
      <text:p text:style-name="P16"><text:span text:style-name="T5">Ensemble set à jour, on le recopie encore</text:span></text:p>
      <text:p text:style-name="P16"><text:span text:style-name="T5">On parcourt le tableau pour voir si il y a eu un événement.</text:span></text:p>
      <text:p text:style-name="P16"><text:span text:style-name="T5">Si pas de changement valeur à 0 → continue (on passe au descripteur suivant)</text:span></text:p>
      <text:p text:style-name="P16"><text:span text:style-name="T5">Si il y a un événement, on l’accept, on l’ajoute à set et on met à jour max (la taille de set)</text:span></text:p>
      <text:p text:style-name="P16"><text:span text:style-name="T5"/></text:p>
      <text:p text:style-name="P16"><text:span text:style-name="T5">Réception du client</text:span></text:p>
      <text:p text:style-name="P16"><text:span text:style-name="T5">On reçoit un message</text:span></text:p>
      <text:p text:style-name="P17"><text:span text:style-name="T5">On traite le client</text:span></text:p>
      <text:p text:style-name="P17"><text:span text:style-name="T5">On lui renvoie une réponse et on ferme</text:span></text:p>
      <text:p text:style-name="P17"><text:span text:style-name="T5">Si la réception d’un message provoque une erreur ou que la socket est fermé on en a plus besoin donc le descripteur passe à 0</text:span></text:p>
      <text:p text:style-name="P17"><text:span text:style-name="T5"/></text:p>
      <text:p text:style-name="P17"><text:span text:style-name="T5">Après le send :</text:span></text:p>
      <text:p text:style-name="P17"><text:span text:style-name="T5">On termine la communication avec le client, on doit retirer le descripteur lié à la socket du client de l’ensemble set. <text:line-break/>A rajouter donc : </text:span><text:span text:style-name="T4">Supprimer la socket du client</text:span></text:p>
      <text:p text:style-name="P17"><text:span text:style-name="T4"/></text:p>
      <text:p text:style-name="P18">Faire la différence entre une erreur et une fermeture de socket : 0 n’est pas une erreur (la socket à juste été fermé)</text:p>
      <text:p text:style-name="P18"/>
      <text:p text:style-name="P18">Si on garde en compte le retour du select on peut ne pas parcours tout l’ensemble. (si il ne reste plus de socket à scruter)<text:line-break/>Si il y a un délai et que le retour est 0 c’est qu’il n’y a pas eu d’événement.</text:p>
      <text:p text:style-name="P18"/>
      <text:p text:style-name="P19">73 : <text:span text:style-name="T4">Remarques sur l’exemple</text:span></text:p>
      <text:p text:style-name="P19">Il manque traitement des valeurs de retours des fonctions</text:p>
      <text:p text:style-name="P19">Gestion des erreurs</text:p>
      <text:p text:style-name="P19">Prise en compte des écritures dans la scrutation (send)</text:p>
      <text:p text:style-name="P19">Mise à jour de la valeur max des descripteurs</text:p>
      <text:p text:style-name="P19"/>
      <text:p text:style-name="P19">74 : <text:span text:style-name="T4">Pour finir</text:span></text:p>
      <text:p text:style-name="P19">Multiplexage possible aussi avec la fonction poll(…)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24T13:11:42.825000000</dc:date>
    <meta:editing-duration>PT1H45M32S</meta:editing-duration>
    <meta:editing-cycles>6</meta:editing-cycles>
    <meta:document-statistic meta:table-count="0" meta:image-count="0" meta:object-count="0" meta:page-count="1" meta:paragraph-count="83" meta:word-count="1002" meta:character-count="5406" meta:non-whitespace-character-count="4469"/>
  </office:meta>
</office:document-meta>
</file>